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578cm" svg:height="8.2cm" svg:x="0.3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06-04T15:31:11.738140727</dc:date>
    <meta:editing-duration>PT5M9S</meta:editing-duration>
    <meta:editing-cycles>27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79cm" svg:height="8.201cm" xlink:href="." xlink:type="simple" chart:class="chart:scatter" chart:style-name="ch1">
        <chart:plot-area chart:style-name="ch2" chart:data-source-has-labels="both" svg:x="0.291cm" svg:y="0.164cm" svg:width="13.997cm" svg:height="7.873cm">
          <chart:coordinate-region svg:x="0.833cm" svg:y="0.363cm" svg:width="13.361cm" svg:height="7.47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